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fo:text-align="center"/>
    </style:style>
    <style:style style:name="T2" style:parent-style-name="IntenseEmphasis" style:family="text">
      <style:text-properties fo:font-size="18pt" style:font-size-asian="18pt" style:font-size-complex="18pt"/>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paragraph-properties fo:text-align="center"/>
      <style:text-properties fo:font-weight="bold" style:font-weight-asian="bold"/>
    </style:style>
    <style:style style:name="P27" style:parent-style-name="Normal" style:family="paragraph">
      <style:paragraph-properties fo:text-align="center"/>
      <style:text-properties fo:font-weight="bold" style:font-weight-asian="bold"/>
    </style:style>
    <style:style style:name="P28" style:parent-style-name="Normal" style:family="paragraph">
      <style:paragraph-properties fo:text-align="center"/>
      <style:text-properties fo:font-weight="bold" style:font-weight-asian="bold" fo:font-size="14pt" style:font-size-asian="14pt" style:font-size-complex="14pt"/>
    </style:style>
    <style:style style:name="P29" style:parent-style-name="Normal" style:family="paragraph">
      <style:paragraph-properties fo:text-align="center"/>
    </style:style>
    <style:style style:name="T30" style:parent-style-name="DefaultParagraphFont" style:family="text">
      <style:text-properties fo:font-weight="bold" style:font-weight-asian="bold"/>
    </style:style>
    <style:style style:name="P31" style:parent-style-name="Normal" style:family="paragraph">
      <style:paragraph-properties fo:text-align="center"/>
      <style:text-properties fo:font-weight="bold" style:font-weight-asian="bold"/>
    </style:style>
    <style:style style:name="P32" style:parent-style-name="Normal" style:family="paragraph">
      <style:paragraph-properties fo:text-align="center"/>
      <style:text-properties fo:font-weight="bold" style:font-weight-asian="bold"/>
    </style:style>
    <style:style style:name="P33" style:parent-style-name="Normal" style:family="paragraph">
      <style:paragraph-properties fo:text-align="center"/>
      <style:text-properties fo:font-weight="bold" style:font-weight-asian="bold"/>
    </style:style>
    <style:style style:name="P34" style:parent-style-name="Normal" style:family="paragraph">
      <style:paragraph-properties fo:text-align="center"/>
      <style:text-properties fo:font-weight="bold" style:font-weight-asian="bold"/>
    </style:style>
    <style:style style:name="P35" style:parent-style-name="Normal" style:family="paragraph">
      <style:paragraph-properties fo:text-align="center"/>
      <style:text-properties fo:font-weight="bold" style:font-weight-asian="bold"/>
    </style:style>
    <style:style style:name="P36" style:parent-style-name="Normal" style:family="paragraph">
      <style:paragraph-properties fo:text-align="center"/>
      <style:text-properties fo:font-weight="bold" style:font-weight-asian="bold"/>
    </style:style>
    <style:style style:name="P37" style:parent-style-name="Normal" style:family="paragraph">
      <style:paragraph-properties fo:text-align="center"/>
      <style:text-properties fo:font-weight="bold" style:font-weight-asian="bold"/>
    </style:style>
    <style:style style:name="P38" style:parent-style-name="Normal" style:family="paragraph">
      <style:paragraph-properties fo:text-align="center"/>
      <style:text-properties fo:font-weight="bold" style:font-weight-asian="bold"/>
    </style:style>
    <style:style style:name="P39" style:parent-style-name="Normal" style:family="paragraph">
      <style:paragraph-properties fo:text-align="center"/>
      <style:text-properties fo:font-weight="bold" style:font-weight-asian="bold"/>
    </style:style>
    <style:style style:name="P40" style:parent-style-name="Normal" style:family="paragraph">
      <style:paragraph-properties fo:text-align="center"/>
      <style:text-properties fo:font-weight="bold" style:font-weight-asian="bold"/>
    </style:style>
    <style:style style:name="P41" style:parent-style-name="Normal" style:family="paragraph">
      <style:paragraph-properties fo:text-align="center"/>
      <style:text-properties fo:font-weight="bold" style:font-weight-asian="bold"/>
    </style:style>
    <style:style style:name="P42" style:parent-style-name="Normal" style:family="paragraph">
      <style:paragraph-properties fo:text-align="center"/>
      <style:text-properties fo:font-weight="bold" style:font-weight-asian="bold"/>
    </style:style>
    <style:style style:name="P43" style:parent-style-name="Normal" style:family="paragraph">
      <style:paragraph-properties fo:text-align="center"/>
      <style:text-properties fo:font-weight="bold" style:font-weight-asian="bold"/>
    </style:style>
    <style:style style:name="P44" style:parent-style-name="Normal" style:family="paragraph">
      <style:paragraph-properties fo:text-align="center"/>
      <style:text-properties fo:font-weight="bold" style:font-weight-asian="bold"/>
    </style:style>
    <style:style style:name="P45" style:parent-style-name="Normal" style:family="paragraph">
      <style:paragraph-properties fo:text-align="center"/>
      <style:text-properties fo:font-weight="bold" style:font-weight-asian="bold"/>
    </style:style>
    <style:style style:name="P46" style:parent-style-name="Normal" style:family="paragraph">
      <style:paragraph-properties fo:text-align="center"/>
      <style:text-properties fo:font-weight="bold" style:font-weight-asian="bold"/>
    </style:style>
    <style:style style:name="P47" style:parent-style-name="Normal" style:family="paragraph">
      <style:paragraph-properties fo:text-align="center"/>
      <style:text-properties fo:font-weight="bold" style:font-weight-asian="bold"/>
    </style:style>
    <style:style style:name="P48" style:parent-style-name="Normal" style:family="paragraph">
      <style:paragraph-properties fo:text-align="center"/>
      <style:text-properties fo:font-weight="bold" style:font-weight-asian="bold"/>
    </style:style>
    <style:style style:name="P49" style:parent-style-name="Normal" style:family="paragraph">
      <style:paragraph-properties fo:text-align="center"/>
      <style:text-properties fo:font-weight="bold" style:font-weight-asian="bold"/>
    </style:style>
    <style:style style:name="P50" style:parent-style-name="Normal" style:family="paragraph">
      <style:paragraph-properties fo:text-align="center"/>
      <style:text-properties fo:font-weight="bold" style:font-weight-asian="bold"/>
    </style:style>
    <style:style style:name="P51" style:parent-style-name="Normal" style:family="paragraph">
      <style:paragraph-properties fo:text-align="center"/>
      <style:text-properties fo:font-weight="bold" style:font-weight-asian="bold"/>
    </style:style>
    <style:style style:name="P52" style:parent-style-name="Normal" style:family="paragraph">
      <style:paragraph-properties fo:text-align="center"/>
      <style:text-properties fo:font-weight="bold" style:font-weight-asian="bold"/>
    </style:style>
    <style:style style:name="P53" style:parent-style-name="Normal" style:family="paragraph">
      <style:paragraph-properties fo:text-align="center"/>
      <style:text-properties fo:font-weight="bold" style:font-weight-asian="bold"/>
    </style:style>
    <style:style style:name="P54" style:parent-style-name="Normal" style:family="paragraph">
      <style:paragraph-properties fo:text-align="center"/>
      <style:text-properties fo:font-weight="bold" style:font-weight-asian="bold"/>
    </style:style>
    <style:style style:name="P55" style:parent-style-name="Normal" style:family="paragraph">
      <style:paragraph-properties fo:text-align="center"/>
      <style:text-properties fo:font-weight="bold" style:font-weight-asian="bold"/>
    </style:style>
    <style:style style:name="P56" style:parent-style-name="Normal" style:family="paragraph">
      <style:paragraph-properties fo:text-align="center"/>
      <style:text-properties fo:font-weight="bold" style:font-weight-asian="bold"/>
    </style:style>
    <style:style style:name="P57" style:parent-style-name="Normal" style:family="paragraph">
      <style:paragraph-properties fo:text-align="center"/>
      <style:text-properties fo:font-weight="bold" style:font-weight-asian="bold"/>
    </style:style>
    <style:style style:name="P58" style:parent-style-name="Normal" style:family="paragraph">
      <style:paragraph-properties fo:text-align="center"/>
      <style:text-properties fo:font-weight="bold" style:font-weight-asian="bold"/>
    </style:style>
    <style:style style:name="P59" style:parent-style-name="Normal" style:family="paragraph">
      <style:paragraph-properties fo:text-align="center"/>
      <style:text-properties fo:font-weight="bold" style:font-weight-asian="bold"/>
    </style:style>
    <style:style style:name="P60" style:parent-style-name="Normal" style:family="paragraph">
      <style:paragraph-properties fo:text-align="center"/>
      <style:text-properties fo:font-weight="bold" style:font-weight-asian="bold"/>
    </style:style>
    <style:style style:name="P61" style:parent-style-name="Normal" style:family="paragraph">
      <style:paragraph-properties fo:text-align="center"/>
      <style:text-properties fo:font-weight="bold" style:font-weight-asian="bold"/>
    </style:style>
    <style:style style:name="P62" style:parent-style-name="Normal" style:family="paragraph">
      <style:paragraph-properties fo:text-align="center"/>
      <style:text-properties fo:font-weight="bold" style:font-weight-asian="bold"/>
    </style:style>
    <style:style style:name="P63" style:parent-style-name="Normal" style:family="paragraph">
      <style:paragraph-properties fo:text-align="center"/>
      <style:text-properties fo:font-weight="bold" style:font-weight-asian="bold" fo:font-size="14pt" style:font-size-asian="14pt" style:font-size-complex="14pt"/>
    </style:style>
    <style:style style:name="P64" style:parent-style-name="Normal" style:family="paragraph">
      <style:text-properties fo:font-weight="bold" style:font-weight-asian="bold" fo:font-size="14pt" style:font-size-asian="14pt" style:font-size-complex="14pt"/>
    </style:style>
    <style:style style:name="P65" style:parent-style-name="Normal" style:family="paragraph">
      <style:text-properties fo:font-weight="bold" style:font-weight-asian="bold" fo:font-size="12pt" style:font-size-asian="12pt" style:font-size-complex="12pt"/>
    </style:style>
    <style:style style:name="T66" style:parent-style-name="DefaultParagraphFont" style:family="text">
      <style:text-properties style:text-position="super 63.6%"/>
    </style:style>
    <style:style style:name="T67" style:parent-style-name="DefaultParagraphFont" style:family="text">
      <style:text-properties style:text-position="super 63.6%"/>
    </style:style>
    <style:style style:name="P68" style:parent-style-name="Normal" style:family="paragraph">
      <style:text-properties fo:font-weight="bold" style:font-weight-asian="bold"/>
    </style:style>
    <style:style style:name="P69" style:parent-style-name="Normal" style:family="paragraph">
      <style:paragraph-properties fo:text-align="center"/>
      <style:text-properties fo:font-weight="bold" style:font-weight-asian="bold"/>
    </style:style>
    <style:style style:name="P70" style:parent-style-name="Normal" style:family="paragraph">
      <style:paragraph-properties fo:text-align="center"/>
      <style:text-properties fo:font-weight="bold" style:font-weight-asian="bold"/>
    </style:style>
    <style:style style:name="P71" style:parent-style-name="Normal" style:family="paragraph">
      <style:paragraph-properties fo:text-align="center"/>
      <style:text-properties fo:font-weight="bold" style:font-weight-asian="bold"/>
    </style:style>
    <style:style style:name="P72" style:parent-style-name="Normal" style:family="paragraph">
      <style:paragraph-properties fo:text-align="center"/>
      <style:text-properties fo:font-weight="bold" style:font-weight-asian="bold"/>
    </style:style>
    <style:style style:name="P73" style:parent-style-name="Normal" style:family="paragraph">
      <style:paragraph-properties fo:text-align="center"/>
      <style:text-properties fo:font-weight="bold" style:font-weight-asian="bold"/>
    </style:style>
    <style:style style:name="P74" style:parent-style-name="Normal" style:family="paragraph">
      <style:paragraph-properties fo:text-align="center"/>
      <style:text-properties fo:font-weight="bold" style:font-weight-asian="bold"/>
    </style:style>
    <style:style style:name="P75" style:parent-style-name="Normal" style:family="paragraph">
      <style:paragraph-properties fo:text-align="center"/>
      <style:text-properties fo:font-weight="bold" style:font-weight-asian="bold"/>
    </style:style>
    <style:style style:name="P76" style:parent-style-name="Normal" style:family="paragraph">
      <style:paragraph-properties fo:text-align="center"/>
      <style:text-properties fo:font-weight="bold" style:font-weight-asian="bold"/>
    </style:style>
    <style:style style:name="P77" style:parent-style-name="Normal" style:family="paragraph">
      <style:paragraph-properties fo:text-align="center"/>
      <style:text-properties fo:font-weight="bold" style:font-weight-asian="bold"/>
    </style:style>
    <style:style style:name="P78" style:parent-style-name="Normal" style:family="paragraph">
      <style:paragraph-properties fo:text-align="center"/>
      <style:text-properties fo:font-weight="bold" style:font-weight-asian="bold"/>
    </style:style>
  </office:automatic-styles>
  <office:body>
    <office:text text:use-soft-page-breaks="true">
      <text:p text:style-name="P1"><text:span text:style-name="T2">Cracking the Zodiac killer's cipher using a hill-climbing algorithm</text:span></text:p>
      <text:p text:style-name="Normal"/>
      <text:p text:style-name="P3">Final Report for CS39440 Major Project</text:p>
      <text:p text:style-name="P4">Author: Alexander Jones (<text:a xlink:href="mailto:aaj10@aber.ac.uk" office:target-frame-name="_top" xlink:show="replace"><text:span text:style-name="Hyperlink">aaj10@aber.ac.uk</text:span></text:a>)</text:p>
      <text:p text:style-name="P5">Supervisor: Richard Jensen (<text:a xlink:href="mailto:aaj10@aber.ac.uk" office:target-frame-name="_top" xlink:show="replace"><text:span text:style-name="Hyperlink">aaj10@aber.ac.uk</text:span></text:a>)</text:p>
      <text:p text:style-name="P6"/>
      <text:p text:style-name="P7">28th February 2017</text:p>
      <text:p text:style-name="P8">Version: 1.0 (Draft)</text:p>
      <text:p text:style-name="P9"/>
      <text:p text:style-name="P10">This report was submitted as partial fulfilment of a BSc degree in Computer Science (G401)</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Normal">Department of Computer Science<text:s/></text:p>
      <text:p text:style-name="Normal">Aberystwyth University<text:s/></text:p>
      <text:p text:style-name="Normal">Aberystwyth</text:p>
      <text:p text:style-name="Normal"><text:s/>Ceredigion</text:p>
      <text:p text:style-name="Normal"><text:s/>SY23 3DB<text:s/></text:p>
      <text:p text:style-name="Normal">Wales, UK</text:p>
      <text:p text:style-name="P26"/>
      <text:soft-page-break/>
      <text:p text:style-name="P27">Declaration of originality</text:p>
      <text:p text:style-name="Normal">I confirm that:</text:p>
      <text:p text:style-name="Normal">• This submission is my own work, except where clearly indicated.</text:p>
      <text:p text:style-name="Normal">• I understand that there are severe penalties for Unacceptable Academic Practice, which can</text:p>
      <text:p text:style-name="Normal">lead to loss of marks or even the withholding of a degree.</text:p>
      <text:p text:style-name="Normal">• I have read the regulations on Unacceptable Academic Practice from the University’s Academic</text:p>
      <text:p text:style-name="Normal">Quality and Records Office (AQRO) and the relevant sections of the current Student</text:p>
      <text:p text:style-name="Normal">Handbook of the Department of Computer Science.</text:p>
      <text:p text:style-name="Normal">• In submitting this work I understand and agree to abide by the University’s regulations</text:p>
      <text:p text:style-name="Normal">governing these issues.</text:p>
      <text:p text:style-name="Normal"/>
      <text:p text:style-name="Normal">Name ............................................................</text:p>
      <text:p text:style-name="Normal">Date ............................................................</text:p>
      <text:p text:style-name="Normal"/>
      <text:p text:style-name="P28">Consent to share this work</text:p>
      <text:p text:style-name="Normal"/>
      <text:p text:style-name="Normal">By including my name below, I hereby agree to this dissertation being made available to other</text:p>
      <text:p text:style-name="Normal">students and academic staff of the Aberystwyth Computer Science<text:s/>Department.</text:p>
      <text:p text:style-name="Normal"/>
      <text:p text:style-name="Normal">Name ............................................................</text:p>
      <text:p text:style-name="Normal">Date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9"><text:span text:style-name="T30">Acknowledgements</text:span><text:s/></text:p>
      <text:p text:style-name="Normal"/>
      <text:p text:style-name="Normal"><text:ta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1">Abstract<text:s/></text:p>
      <text:p text:style-name="Normal"/>
      <text:soft-page-break/>
      <text:p text:style-name="Normal">The main purpose of this project is to<text:s/>solve the unsolved Zodiac 340-cipher (Z340). This cipher is an example of a homophonic substitution cipher which is an improved, harder to decipher version of the simple substitution cipher. A homophonic substitution cipher employs a one-to-many mapping technique where each letter can have multiple symbols representing it but each symbol can only represent one letter. This is opposed to a simple substitution cipher where the mapping is on-to-one. The aim of this project s to implement an automated program that will attempt to solve the Z340 cipher, and other homophonic substitution ciphers. The complexity of the homophonic substitution cipher means that techniques need to be employed in order to narrow down the search space and improve both the speed and accuracy of the search. Even though solving the Z340 is highly unlikely, useful information can be drawn from the techniques used, identifying which were better suited and proved to be the most useful and which ended up being less than useful. <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32">Contents</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Background</text:p>
      <text:p text:style-name="P64"/>
      <text:p text:style-name="P65">The Zodiac</text:p>
      <text:p text:style-name="Normal">The Zodiac was a serial killer operating in the Northern Californian area of the USA during the late 1960’s and possibly into the early 1970’s. He carried out four confirmed attacks<text:s/>totalling 5 murders, with 5 other attacks being linked to him but not confirmed. On July 31 1969, the Zodiac sent 3 letters, one to each of the ‘Vallejo Times-Herald’, ‘San Francisco Examiner’ and ‘San Francisco Chronicle’. These letters were encrypted with various symbols and signed with a symbol that was a circle with a cross through it, known as the Z408 cipher due it being 408 letters in length. Each of the newspapers also received a handwritten letter claiming to be the killer of two teenagers the previous Christmas. The letter also contained threats of further attacks if the encrypted letters he sent to each of them were not printed on the front page. The ‘San Francisco Examiner’ received a follow up letter August 4<text:span text:style-name="T66">th</text:span><text:s/>1969, describing the murders in detail and taunting the police for not having cracked his coded letter. However, several days after this the code was cracked manually by a high school teacher and his wife. This was the only cipher sent by the Zodiac killer to be successfully decoded. The Z408 cipher is an example of a homophonic substitution cipher where each letter can be mapped to multiple symbols but each symbol can only be mapped to one letter.<text:s/></text:p>
      <text:p text:style-name="Normal">The next cipher to be received was the<text:s/>still unsolved 340 character cipher (Z340), received on the 8<text:span text:style-name="T67">th</text:span><text:s/>November 1969.<text:s/>The Zodiac also sent two more ciphers, but attempts to solve them have been limited due to the extremely short length of the ciphers and the difficulties this causes. Attempts are still being made to solve the Z340 cipher however.<text:s/>Whilst the main objective of<text:s/>my research is to crack the Z340 cipher, the difficulty and likeliness of this is extremely high. For this reason, another aim of my research is to evaluate approaches to solving the cipher.</text:p>
      <text:p text:style-name="Normal"/>
      <text:p text:style-name="P68">My preparation and interest</text:p>
      <text:p text:style-name="Normal">My preparation for this project involved me reading into encryption techniques further, with particular focus into the homophonic substitution cipher, leading me to make the assumption that the Zodiac did not make any changes to his encryption technique from the Z408 cipher. And therefore working under the assumption that the Z340 cipher is also a homophonic substitution cipher. Coming to this conclusion also came from my further research into the Zodiac himself, with particular attention being paid to his ciphers and letters as, clearly, they are the most relevant to my research.<text:s/>I also researched the possible algorithms I could use in my attempt to solve the Z340 cipher.</text:p>
      <text:p text:style-name="Normal"/>
      <text:p text:style-name="P69"/>
      <text:p text:style-name="P70"/>
      <text:p text:style-name="P71"/>
      <text:p text:style-name="P72"/>
      <text:p text:style-name="P73"/>
      <text:p text:style-name="P74"/>
      <text:p text:style-name="P75"/>
      <text:p text:style-name="P76"/>
      <text:p text:style-name="P77"/>
      <text:p text:style-name="P78"/>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IntenseEmphasis" style:display-name="Intense Emphasis" style:family="text" style:parent-style-name="DefaultParagraphFont">
      <style:text-properties fo:font-style="italic" style:font-style-asian="italic" style:font-style-complex="italic" fo:color="#4472C4"/>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3-26T17:17:00Z</meta:creation-date>
    <dc:date>2017-04-03T13:44:00Z</dc:date>
    <meta:template xlink:href="Normal" xlink:type="simple"/>
    <meta:editing-cycles>50</meta:editing-cycles>
    <meta:editing-duration>PT0S</meta:editing-duration>
    <meta:document-statistic meta:page-count="7" meta:paragraph-count="10" meta:word-count="815" meta:character-count="5457" meta:row-count="38" meta:non-whitespace-character-count="4652"/>
  </office:meta>
</office:document-meta>
</file>